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61">
      <style:table-cell-properties fo:border="0.74pt double #000000" style:border-line-width="0.026cm 0.004cm 0.053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 style:data-style-name="N100">
      <style:table-cell-properties fo:wrap-option="wrap" fo:border="0.74pt double #000000" style:border-line-width="0.026cm 0.004cm 0.053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double #000000" style:border-line-width="0.026cm 0.004cm 0.053cm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order-left="none" fo:border-right="none" fo:border-top="0.74pt double #000000" style:border-line-width-top="0.026cm 0.004cm 0.053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style:font-size-asian="18pt" style:font-size-complex="18pt"/>
    </style:style>
    <style:style style:name="ce6" style:family="table-cell" style:parent-style-name="Default">
      <style:table-cell-properties fo:border-bottom="0.74pt double #000000" style:border-line-width-bottom="0.026cm 0.004cm 0.053cm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wrap-option="wrap" fo:border="0.74pt double #000000" style:border-line-width="0.026cm 0.004cm 0.053cm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double #000000" style:border-line-width="0.026cm 0.004cm 0.053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fo:border-bottom="none" fo:border-left="none" fo:border-right="0.74pt double #000000" style:border-line-width-right="0.026cm 0.004cm 0.053cm" fo:border-top="0.74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 fo:wrap-option="wrap" fo:border="0.74pt double #000000" style:border-line-width="0.026cm 0.004cm 0.053cm" style:direction="ltr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double #000000" style:border-line-width-bottom="0.026cm 0.004cm 0.053cm" fo:border-left="none" fo:border-right="0.74pt double #000000" style:border-line-width-right="0.026cm 0.004cm 0.053cm" fo:border-top="none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Scr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 table:number-columns-spanned="2" table:number-rows-spanned="1">
            <text:p>13:30</text:p>
          </table:table-cell>
          <table:covered-table-cell table:style-name="ce4"/>
          <table:table-cell table:style-name="ce7" office:value-type="string" calcext:value-type="string" table:number-columns-spanned="2" table:number-rows-spanned="1">
            <text:p>°C 18,50</text:p>
          </table:table-cell>
          <table:covered-table-cell table:style-name="ce4"/>
          <table:table-cell table:style-name="ce9"/>
        </table:table-row>
        <table:table-row table:style-name="ro3">
          <table:table-cell table:style-name="ce2" office:value-type="string" calcext:value-type="string">
            <text:p>Domenica 25/12/2025</text:p>
          </table:table-cell>
          <table:table-cell table:style-name="ce5" office:value-type="string" calcext:value-type="string" table:number-columns-spanned="3" table:number-rows-spanned="1">
            <text:p>58.00 %</text:p>
          </table:table-cell>
          <table:covered-table-cell table:number-columns-repeated="2"/>
          <table:table-cell table:style-name="ce10" office:value-type="string" calcext:value-type="string">
            <text:p>-8,50 21,50</text:p>
          </table:table-cell>
        </table:table-row>
        <table:table-row table:style-name="ro4">
          <table:table-cell table:style-name="ce3" office:value-type="string" calcext:value-type="string" table:number-columns-spanned="3" table:number-rows-spanned="1">
            <text:p>Sottobosco</text:p>
          </table:table-cell>
          <table:covered-table-cell table:number-columns-repeated="2" table:style-name="ce6"/>
          <table:table-cell table:style-name="ce8" office:value-type="float" office:value="21.5" calcext:value-type="float" table:number-columns-spanned="2" table:number-rows-spanned="1">
            <text:p>21,5</text:p>
          </table:table-cell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13:21:56.781000000</meta:creation-date>
    <dc:date>2025-04-24T13:47:55.536000000</dc:date>
    <meta:editing-duration>PT25M57S</meta:editing-duration>
    <meta:editing-cycles>5</meta:editing-cycles>
    <meta:generator>LibreOffice/24.8.5.2$Windows_X86_64 LibreOffice_project/fddf2685c70b461e7832239a0162a77216259f22</meta:generator>
    <meta:document-statistic meta:table-count="1" meta:cell-count="7" meta:object-count="0"/>
  </office:meta>
</office:document-meta>
</file>